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457cm" draw:marker-end-width="0.457cm" draw:fill="solid" draw:fill-color="#cccccc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_20__28_var_29_" draw:fill="solid" draw:fill-color="#dddddd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fill="solid" draw:fill-color="#cccccc" draw:textarea-horizontal-align="center" draw:textarea-vertical-align="middle"/>
    </style:style>
    <style:style style:name="gr4" style:family="graphic" style:parent-style-name="standard">
      <style:graphic-properties svg:stroke-width="0.051cm" draw:marker-start-width="0.457cm" draw:marker-end-width="0.457cm" draw:fill="solid" draw:fill-color="#dddddd" draw:opacity="50%" draw:textarea-horizontal-align="center" draw:textarea-vertical-align="middle" fo:padding-top="0.15cm" fo:padding-bottom="0.15cm" fo:padding-left="0.275cm" fo:padding-right="0.275cm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0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391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4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4.0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6" style:family="graphic" style:parent-style-name="standard">
      <style:graphic-properties draw:textarea-vertical-align="middle" draw:auto-grow-height="false" fo:min-height="0.75cm" fo:min-width="0.5cm" fo:wrap-option="wrap"/>
    </style:style>
    <style:style style:name="gr17" style:family="graphic" style:parent-style-name="standard">
      <style:graphic-properties draw:fill-color="#e6e6ff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27cm"/>
    </style:style>
    <style:style style:name="gr19" style:family="graphic" style:parent-style-name="standard">
      <style:graphic-properties draw:fill-color="#ff808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13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23" style:family="graphic" style:parent-style-name="standard">
      <style:graphic-properties draw:fill-color="#ccff99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.85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5cm" svg:height="16cm" svg:x="18.5cm" svg:y="3.5cm">
          <text:p/>
        </draw:rect>
        <draw:rect draw:style-name="gr2" draw:text-style-name="P1" draw:layer="layout" svg:width="8cm" svg:height="13cm" svg:x="19.5cm" svg:y="4.5cm">
          <text:p/>
        </draw:rect>
        <draw:rect draw:style-name="gr3" draw:text-style-name="P1" draw:layer="layout" svg:width="10.5cm" svg:height="10cm" svg:x="7cm" svg:y="9cm">
          <text:p/>
        </draw:rect>
        <draw:rect draw:style-name="gr4" draw:text-style-name="P1" draw:layer="layout" svg:width="16.5cm" svg:height="18cm" svg:x="1.5cm" svg:y="1.5cm">
          <text:p/>
        </draw:rect>
        <draw:frame draw:style-name="gr5" draw:layer="layout" svg:width="5.548cm" svg:height="0.882cm" svg:x="1.5cm" svg:y="1.618cm">
          <draw:text-box>
            <text:p><text:span text:style-name="T1">SDRAlsaClient (PC)</text:span></text:p>
          </draw:text-box>
        </draw:frame>
        <draw:frame draw:style-name="gr6" draw:layer="layout" svg:width="5.891cm" svg:height="0.882cm" svg:x="18.548cm" svg:y="3.5cm">
          <draw:text-box>
            <text:p><text:span text:style-name="T1">SDRAlsaServer (RPi)</text:span></text:p>
          </draw:text-box>
        </draw:frame>
        <draw:rect draw:style-name="gr7" draw:text-style-name="P1" xml:id="id4" draw:id="id4" draw:layer="layout" svg:width="1.5cm" svg:height="2.5cm" svg:x="25cm" svg:y="1.5cm">
          <text:p text:style-name="P1">FCD</text:p>
          <text:p text:style-name="P1">Pro+</text:p>
        </draw:rect>
        <draw:custom-shape draw:style-name="gr8" draw:text-style-name="P1" xml:id="id3" draw:id="id3" draw:layer="layout" svg:width="3.5cm" svg:height="1.5cm" svg:x="22cm" svg:y="6.5cm">
          <text:p text:style-name="P1">H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" draw:id="id1" draw:layer="layout" svg:width="3.5cm" svg:height="1.5cm" svg:x="20cm" svg:y="15cm">
          <text:p text:style-name="P1">M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5" draw:id="id5" draw:layer="layout" svg:width="3.5cm" svg:height="1.5cm" svg:x="21cm" svg:y="8.5cm">
          <text:p text:style-name="P1">ALS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2" draw:id="id2" draw:layer="layout" svg:width="3.5cm" svg:height="1.5cm" svg:x="20.5cm" svg:y="13cm">
          <text:p text:style-name="P1">UD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line-skew="0.498cm" svg:x1="23.5cm" svg:y1="15.75cm" svg:x2="24cm" svg:y2="13.75cm" draw:start-shape="id1" draw:start-glue-point="1" draw:end-shape="id2" draw:end-glue-point="1" svg:d="M23500 15750h1500v-2000h-1000">
          <text:p/>
        </draw:connector>
        <draw:connector draw:style-name="gr9" draw:text-style-name="P1" draw:layer="layout" draw:line-skew="0.998cm" svg:x1="23.5cm" svg:y1="15.75cm" svg:x2="25.5cm" svg:y2="7.25cm" draw:start-shape="id1" draw:end-shape="id3" draw:end-glue-point="1" svg:d="M23500 15750h3500v-8500h-1500">
          <text:p/>
        </draw:connector>
        <draw:connector draw:style-name="gr9" draw:text-style-name="P1" draw:layer="layout" draw:line-skew="-1.25cm -0.499cm" svg:x1="25.75cm" svg:y1="4cm" svg:x2="21cm" svg:y2="9.25cm" draw:start-shape="id4" draw:start-glue-point="2" draw:end-shape="id5" draw:end-glue-point="3" svg:d="M25750 4000v1000h-5750v4250h1000">
          <text:p/>
        </draw:connector>
        <draw:connector draw:style-name="gr9" draw:text-style-name="P1" draw:layer="layout" draw:line-skew="-0.25cm" svg:x1="23.75cm" svg:y1="6.5cm" svg:x2="25.75cm" svg:y2="4cm" draw:start-shape="id3" draw:start-glue-point="0" draw:end-shape="id4" svg:d="M23750 6500v-1500h2000v-1000">
          <text:p/>
        </draw:connector>
        <draw:frame draw:style-name="gr10" draw:layer="layout" svg:width="1.353cm" svg:height="0.839cm" svg:x="20cm" svg:y="7cm">
          <draw:text-box>
            <text:p><text:span text:style-name="T2">I/Q</text:span></text:p>
          </draw:text-box>
        </draw:frame>
        <draw:frame draw:style-name="gr10" draw:layer="layout" svg:width="2.454cm" svg:height="0.839cm" svg:x="24cm" svg:y="5.161cm">
          <draw:text-box>
            <text:p><text:span text:style-name="T2">Freq etc</text:span></text:p>
          </draw:text-box>
        </draw:frame>
        <draw:custom-shape draw:style-name="gr11" draw:text-style-name="P1" xml:id="id6" draw:id="id6" draw:layer="layout" svg:width="3cm" svg:height="1cm" svg:x="24cm" svg:y="18cm">
          <text:p text:style-name="P1"><text:span text:style-name="T2">CMD Line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24cm" svg:y1="18.5cm" svg:x2="21.75cm" svg:y2="16.5cm" draw:start-shape="id6" draw:start-glue-point="3" draw:end-shape="id1" draw:end-glue-point="2" svg:d="M24000 18500h-2250v-2000">
          <text:p/>
        </draw:connector>
        <draw:custom-shape draw:style-name="gr8" draw:text-style-name="P1" xml:id="id7" draw:id="id7" draw:layer="layout" svg:width="3.5cm" svg:height="1.5cm" svg:x="13.5cm" svg:y="13cm">
          <text:p text:style-name="P1">UD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17cm" svg:y1="13.75cm" svg:x2="20.5cm" svg:y2="13.75cm" draw:start-shape="id7" draw:start-glue-point="1" draw:end-shape="id2" draw:end-glue-point="3" svg:d="M17000 13750h3500">
          <text:p/>
        </draw:connector>
        <draw:frame draw:style-name="gr13" draw:text-style-name="P1" draw:layer="layout" svg:width="3.944cm" svg:height="1.427cm" svg:x="13.5cm" svg:y="15cm">
          <draw:text-box>
            <text:p text:style-name="P1"><text:span text:style-name="T2">HPSDR Prot-1</text:span></text:p>
            <text:p text:style-name="P1"><text:span text:style-name="T2">Frames</text:span></text:p>
          </draw:text-box>
        </draw:frame>
        <draw:line draw:style-name="gr9" draw:text-style-name="P1" draw:layer="layout" svg:x1="16.5cm" svg:y1="15cm" svg:x2="17.5cm" svg:y2="14cm">
          <text:p/>
        </draw:line>
        <draw:custom-shape draw:style-name="gr8" draw:text-style-name="P1" xml:id="id8" draw:id="id8" draw:layer="layout" svg:width="3.5cm" svg:height="1.5cm" svg:x="20cm" svg:y="11cm">
          <text:p text:style-name="P1">Disco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9" draw:id="id9" draw:layer="layout" svg:width="3.5cm" svg:height="1.5cm" svg:x="13.5cm" svg:y="11cm">
          <text:p text:style-name="P1">Disco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line-skew="0.998cm" svg:x1="23.5cm" svg:y1="15.75cm" svg:x2="23.5cm" svg:y2="11.75cm" draw:start-shape="id1" draw:start-glue-point="1" draw:end-shape="id8" draw:end-glue-point="1" svg:d="M23500 15750h1500v-4000h-1500">
          <text:p/>
        </draw:connector>
        <draw:connector draw:style-name="gr12" draw:text-style-name="P1" draw:layer="layout" svg:x1="17cm" svg:y1="11.75cm" svg:x2="20cm" svg:y2="11.75cm" draw:start-shape="id9" draw:start-glue-point="1" draw:end-shape="id8" draw:end-glue-point="3" svg:d="M17000 11750h3000">
          <text:p/>
        </draw:connector>
        <draw:frame draw:style-name="gr14" draw:text-style-name="P1" draw:layer="layout" svg:width="4.558cm" svg:height="1.427cm" svg:x="13cm" svg:y="9.073cm">
          <draw:text-box>
            <text:p text:style-name="P1"><text:span text:style-name="T2">HPSDR Discover</text:span></text:p>
            <text:p text:style-name="P1"><text:span text:style-name="T2">Protocol</text:span></text:p>
          </draw:text-box>
        </draw:frame>
        <draw:line draw:style-name="gr9" draw:text-style-name="P1" draw:layer="layout" svg:x1="16.5cm" svg:y1="10cm" svg:x2="17.5cm" svg:y2="11.5cm">
          <text:p/>
        </draw:line>
        <draw:frame draw:style-name="gr15" draw:layer="layout" svg:width="5.445cm" svg:height="1cm" svg:x="22.055cm" svg:y="16.5cm">
          <draw:text-box>
            <text:p>'C' Cmd Line App</text:p>
          </draw:text-box>
        </draw:frame>
        <draw:custom-shape draw:style-name="gr8" draw:text-style-name="P1" xml:id="id13" draw:id="id13" draw:layer="layout" svg:width="3.5cm" svg:height="2cm" svg:x="7.5cm" svg:y="16.5cm">
          <text:p text:style-name="P1">PortAud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1" draw:id="id11" draw:layer="layout" svg:width="3.5cm" svg:height="1.5cm" svg:x="8cm" svg:y="11.5cm">
          <text:p text:style-name="P1">SharedLi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10" draw:id="id10" draw:layer="layout" svg:width="1.5cm" svg:height="1.5cm" svg:x="24.5cm" svg:y="10cm">
          <text:p text:style-name="P1"><text:span text:style-name="T3">RB</text:span></text:p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onnector draw:style-name="gr9" draw:text-style-name="P1" draw:layer="layout" svg:x1="26cm" svg:y1="10.75cm" svg:x2="23.5cm" svg:y2="15.75cm" draw:start-shape="id10" draw:start-glue-point="1" draw:end-shape="id1" draw:end-glue-point="1" svg:d="M26000 10750h502v5000h-3002">
          <text:p/>
        </draw:connector>
        <draw:connector draw:style-name="gr9" draw:text-style-name="P1" draw:layer="layout" svg:x1="24.5cm" svg:y1="9.25cm" svg:x2="25.25cm" svg:y2="10cm" draw:start-shape="id5" draw:start-glue-point="1" draw:end-shape="id10" draw:end-glue-point="0" svg:d="M24500 9250h750v750">
          <text:p/>
        </draw:connector>
        <draw:rect draw:style-name="gr17" draw:text-style-name="P1" xml:id="id14" draw:id="id14" draw:layer="layout" svg:width="1cm" svg:height="3.5cm" svg:x="2cm" svg:y="11.5cm">
          <text:p text:style-name="P1">V</text:p>
          <text:p text:style-name="P1">A</text:p>
          <text:p text:style-name="P1">C</text:p>
        </draw:rect>
        <draw:connector draw:style-name="gr9" draw:text-style-name="P1" draw:layer="layout" draw:line-skew="0.249cm" svg:x1="11.5cm" svg:y1="12.25cm" svg:x2="13.5cm" svg:y2="11.75cm" draw:start-shape="id11" draw:start-glue-point="1" draw:end-shape="id9" draw:end-glue-point="3" svg:d="M11500 12250h1250v-500h750">
          <text:p/>
        </draw:connector>
        <draw:connector draw:style-name="gr9" draw:text-style-name="P1" draw:layer="layout" svg:x1="9.75cm" svg:y1="13cm" svg:x2="9.25cm" svg:y2="14cm" draw:start-shape="id11" draw:start-glue-point="2" draw:end-shape="id12" draw:end-glue-point="0" svg:d="M9750 13000v501h-500v499">
          <text:p/>
        </draw:connector>
        <draw:custom-shape draw:style-name="gr16" draw:text-style-name="P2" xml:id="id12" draw:id="id12" draw:layer="layout" svg:width="1.5cm" svg:height="1.5cm" svg:x="8.5cm" svg:y="14cm">
          <text:p text:style-name="P1"><text:span text:style-name="T3">RB</text:span></text:p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onnector draw:style-name="gr9" draw:text-style-name="P1" draw:layer="layout" svg:x1="9.25cm" svg:y1="15.5cm" svg:x2="9.25cm" svg:y2="16.5cm" draw:start-shape="id12" draw:start-glue-point="2" draw:end-shape="id13" draw:end-glue-point="0" svg:d="M9250 15500v1000">
          <text:p/>
        </draw:connector>
        <draw:connector draw:style-name="gr9" draw:text-style-name="P1" draw:layer="layout" svg:x1="7.5cm" svg:y1="17.5cm" svg:x2="2.5cm" svg:y2="15cm" draw:start-shape="id13" draw:start-glue-point="3" draw:end-shape="id14" draw:end-glue-point="2" svg:d="M7500 17500h-5000v-2500">
          <text:p/>
        </draw:connector>
        <draw:connector draw:style-name="gr12" draw:text-style-name="P1" draw:layer="layout" draw:line-skew="0.249cm" svg:x1="11.5cm" svg:y1="12.25cm" svg:x2="13.5cm" svg:y2="13.75cm" draw:start-shape="id11" draw:start-glue-point="1" draw:end-shape="id7" draw:end-glue-point="3" svg:d="M11500 12250h1250v1500h750">
          <text:p/>
        </draw:connector>
        <draw:frame draw:style-name="gr18" draw:layer="layout" svg:width="5.527cm" svg:height="0.963cm" svg:x="12cm" svg:y="18.037cm">
          <draw:text-box>
            <text:p>'C' Shared Library</text:p>
          </draw:text-box>
        </draw:frame>
        <draw:custom-shape draw:style-name="gr19" draw:text-style-name="P1" xml:id="id15" draw:id="id15" draw:layer="layout" svg:width="3.5cm" svg:height="3.5cm" svg:x="14cm" svg:y="3cm">
          <text:p text:style-name="P1">HPSDR</text:p>
          <text:p text:style-name="P1">Console +</text:p>
          <text:p text:style-name="P1">Local Aud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line-skew="0.249cm" svg:x1="17.5cm" svg:y1="4.75cm" svg:x2="20cm" svg:y2="11.75cm" draw:start-shape="id15" draw:end-shape="id8" draw:end-glue-point="3" svg:d="M17500 4750h1500v7000h1000">
          <text:p/>
        </draw:connector>
        <draw:connector draw:style-name="gr12" draw:text-style-name="P1" draw:layer="layout" svg:x1="17.5cm" svg:y1="4.75cm" svg:x2="20.5cm" svg:y2="13.75cm" draw:start-shape="id15" draw:start-glue-point="1" draw:end-shape="id2" draw:end-glue-point="3" svg:d="M17500 4750h1501v9000h1499">
          <text:p/>
        </draw:connector>
        <draw:custom-shape draw:style-name="gr20" draw:text-style-name="P1" xml:id="id17" draw:id="id17" draw:layer="layout" svg:width="3.5cm" svg:height="3cm" svg:x="6cm" svg:y="3cm">
          <text:p text:style-name="P1">SDR#</text:p>
          <text:p text:style-name="P1"><text:s/>Conso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1" xml:id="id16" draw:id="id16" draw:layer="layout" svg:width="5cm" svg:height="1cm" svg:x="9cm" svg:y="1.5cm">
          <text:p text:style-name="P1">Local Audio</text:p>
        </draw:rect>
        <draw:connector draw:style-name="gr12" draw:text-style-name="P1" draw:layer="layout" svg:x1="15.75cm" svg:y1="3cm" svg:x2="14cm" svg:y2="2cm" draw:start-shape="id15" draw:start-glue-point="0" draw:end-shape="id16" draw:end-glue-point="1" svg:d="M15750 3000v-1000h-1750">
          <text:p/>
        </draw:connector>
        <draw:connector draw:style-name="gr12" draw:text-style-name="P1" draw:layer="layout" svg:x1="7.75cm" svg:y1="3cm" svg:x2="9cm" svg:y2="2cm" draw:start-shape="id17" draw:end-shape="id16" draw:end-glue-point="3" svg:d="M7750 3000v-1000h1250">
          <text:p/>
        </draw:connector>
        <draw:custom-shape draw:style-name="gr20" draw:text-style-name="P1" xml:id="id18" draw:id="id18" draw:layer="layout" svg:width="3.5cm" svg:height="1.5cm" svg:x="10cm" svg:y="5cm">
          <text:p text:style-name="P1">SDR#</text:p>
          <text:p text:style-name="P1"><text:s/>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11.75cm" svg:y1="5cm" svg:x2="9.5cm" svg:y2="4.5cm" draw:start-shape="id18" draw:start-glue-point="0" draw:end-shape="id17" draw:end-glue-point="1" svg:d="M11750 5000v-500h-2250">
          <text:p/>
        </draw:connector>
        <draw:connector draw:style-name="gr12" draw:text-style-name="P1" draw:layer="layout" draw:line-skew="-1.001cm -0.999cm" svg:x1="11.75cm" svg:y1="6.5cm" svg:x2="8cm" svg:y2="12.25cm" draw:start-shape="id18" draw:start-glue-point="2" draw:end-shape="id11" draw:end-glue-point="3" svg:d="M11750 6500v1500h-5250v4250h1500">
          <text:p/>
        </draw:connector>
        <draw:frame draw:style-name="gr21" draw:text-style-name="P1" draw:layer="layout" svg:width="3.639cm" svg:height="1.427cm" svg:x="11.294cm" svg:y="7.441cm">
          <draw:text-box>
            <text:p text:style-name="P1"><text:span text:style-name="T2">Start I/Q +</text:span></text:p>
            <text:p text:style-name="P1"><text:span text:style-name="T2">Freq updates</text:span></text:p>
          </draw:text-box>
        </draw:frame>
        <draw:frame draw:style-name="gr22" draw:text-style-name="P1" draw:layer="layout" svg:width="4.172cm" svg:height="1.427cm" svg:x="2.5cm" svg:y="7.073cm">
          <draw:text-box>
            <text:p text:style-name="P1"><text:span text:style-name="T2">I/Q sound-card </text:span></text:p>
            <text:p text:style-name="P1"><text:span text:style-name="T2">input</text:span></text:p>
          </draw:text-box>
        </draw:frame>
        <draw:connector draw:style-name="gr9" draw:text-style-name="P1" draw:layer="layout" draw:line-skew="-1.751cm" svg:x1="2.5cm" svg:y1="11.5cm" svg:x2="7.75cm" svg:y2="6cm" draw:start-shape="id14" draw:start-glue-point="0" draw:end-shape="id17" draw:end-glue-point="2" svg:d="M2500 11500v-4500h5250v-1000">
          <text:p/>
        </draw:connector>
        <draw:custom-shape draw:style-name="gr23" draw:text-style-name="P1" xml:id="id19" draw:id="id19" draw:layer="layout" svg:width="3cm" svg:height="3cm" svg:x="2.5cm" svg:y="3cm">
          <text:p text:style-name="P1">WSJT-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line-skew="-1.751cm" svg:x1="2.5cm" svg:y1="11.5cm" svg:x2="4cm" svg:y2="6cm" draw:start-shape="id14" draw:start-glue-point="0" draw:end-shape="id19" svg:d="M2500 11500v-4500h1500v-1000">
          <text:p/>
        </draw:connector>
        <draw:custom-shape draw:style-name="gr11" draw:text-style-name="P1" xml:id="id21" draw:id="id21" draw:layer="layout" svg:width="3cm" svg:height="2.5cm" svg:x="3.5cm" svg:y="12.5cm">
          <text:p text:style-name="P1">C#</text:p>
          <text:p text:style-name="P1">Cmd line</text:p>
          <text:p text:style-name="P1">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20" draw:id="id20" draw:layer="layout" svg:width="3.5cm" svg:height="1.5cm" svg:x="8cm" svg:y="9.5cm">
          <text:p text:style-name="P1">Hamlib Sr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line-skew="0.498cm" svg:x1="11.5cm" svg:y1="12.25cm" svg:x2="11.5cm" svg:y2="10.25cm" draw:start-shape="id11" draw:start-glue-point="1" draw:end-shape="id20" svg:d="M11500 12250h1000v-2000h-1000">
          <text:p/>
        </draw:connector>
        <draw:connector draw:style-name="gr12" draw:text-style-name="P1" draw:layer="layout" svg:x1="2.5cm" svg:y1="4.5cm" svg:x2="8cm" svg:y2="10.25cm" draw:start-shape="id19" draw:start-glue-point="3" draw:end-shape="id20" draw:end-glue-point="3" svg:d="M2500 4500h-501v5750h6001">
          <text:p/>
        </draw:connector>
        <draw:frame draw:style-name="gr24" draw:layer="layout" svg:width="3.355cm" svg:height="1.427cm" svg:x="3cm" svg:y="9.5cm">
          <draw:text-box>
            <text:p><text:span text:style-name="T2">Hamlib NET</text:span></text:p>
            <text:p text:style-name="P1"><text:span text:style-name="T2"><text:s/></text:span><text:span text:style-name="T2">rigctrl</text:span></text:p>
          </draw:text-box>
        </draw:frame>
        <draw:connector draw:style-name="gr9" draw:text-style-name="P1" draw:layer="layout" svg:x1="6.5cm" svg:y1="13.75cm" svg:x2="8cm" svg:y2="12.25cm" draw:start-shape="id21" draw:start-glue-point="1" draw:end-shape="id11" draw:end-glue-point="3" svg:d="M6500 13750h751v-1500h749">
          <text:p/>
        </draw:connector>
        <draw:frame draw:style-name="gr15" draw:layer="layout" svg:width="2.479cm" svg:height="1cm" svg:x="4.021cm" svg:y="15.5cm">
          <draw:text-box>
            <text:p><text:span text:style-name="T2">Start I/Q</text:span></text:p>
          </draw:text-box>
        </draw:frame>
        <draw:line draw:style-name="gr9" draw:text-style-name="P1" draw:layer="layout" svg:x1="6.5cm" svg:y1="15.5cm" svg:x2="7cm" svg:y2="14cm">
          <text:p/>
        </draw:line>
        <draw:frame draw:style-name="gr25" draw:layer="layout" svg:width="3.927cm" svg:height="1.361cm" svg:x="18.573cm" svg:y="1.5cm">
          <draw:text-box>
            <text:p><text:span text:style-name="T4">RB=Ring Buff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41M3S</meta:editing-duration>
    <meta:editing-cycles>16</meta:editing-cycles>
    <meta:generator>OpenOffice/4.1.2$Win32 OpenOffice.org_project/412m3$Build-9782</meta:generator>
    <dc:date>2018-08-06T21:39:12.98</dc:date>
    <dc:creator>Bob Cowdery</dc:creator>
    <meta:document-statistic meta:object-count="67"/>
  </office:meta>
</office:document-meta>
</file>